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South Andes Capital-Totoralillo</text:span><text:span text:style-name="T5"> </text:span>: <text:span text:style-name="T5">SAC001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Marcelo Saavedra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3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Sólidos suspendidos totales</text:p>
            </table:table-cell>
            <table:table-cell office:value-type="string" table:style-name="Table2.C2">
              <text:p text:style-name="P4">2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SAC-1-S;SAC-1-F;SAC-2-S;SAC-2-F;SAC-3-S;SAC-3-F;SAC-4-S;SAC-4-F;SAC-5-S;SAC-5-F;SAC-6-S;SAC-6-F;SAC-7-S;SAC-7-F;SAC-8-S;SAC-8-F;SAC-9-S;SAC-9-F;SAC-10-S;SAC-10-F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Botellas Niskin 11L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Kit Filtrado (Bomba-Kitasato-etc)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